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b055" officeooo:paragraph-rsid="0004b055"/>
    </style:style>
    <style:style style:name="P2" style:family="paragraph" style:parent-style-name="Standard">
      <style:text-properties officeooo:rsid="0004b055" officeooo:paragraph-rsid="0004fc20"/>
    </style:style>
    <style:style style:name="P3" style:family="paragraph" style:parent-style-name="Standard">
      <style:text-properties fo:font-size="12pt" officeooo:rsid="0004b055" officeooo:paragraph-rsid="0004fc20" style:font-size-asian="12pt" style:font-size-complex="12pt"/>
    </style:style>
    <style:style style:name="P4" style:family="paragraph" style:parent-style-name="Standard">
      <style:text-properties fo:font-size="12pt" officeooo:rsid="0004b055" officeooo:paragraph-rsid="0004b055" style:font-size-asian="12pt" style:font-size-complex="12pt"/>
    </style:style>
    <style:style style:name="P5" style:family="paragraph" style:parent-style-name="Standard">
      <style:text-properties fo:font-size="12pt" officeooo:rsid="0004fc20" officeooo:paragraph-rsid="0004fc20" style:font-size-asian="12pt" style:font-size-complex="12pt"/>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4b055" officeooo:paragraph-rsid="0004b055" style:font-size-asian="16pt" style:font-weight-asian="bold" style:font-size-complex="16pt" style:font-weight-complex="bold"/>
    </style:style>
    <style:style style:name="P7" style:family="paragraph" style:parent-style-name="Standard">
      <style:text-properties fo:font-size="14pt" fo:font-style="normal" style:text-underline-style="solid" style:text-underline-width="auto" style:text-underline-color="font-color" officeooo:rsid="0004b055" officeooo:paragraph-rsid="0004b055" style:font-size-asian="14pt" style:font-style-asian="normal" style:font-size-complex="14pt" style:font-style-complex="normal"/>
    </style:style>
    <style:style style:name="T1" style:family="text">
      <style:text-properties style:font-name="Droid Serif" fo:font-size="12pt" officeooo:rsid="000d68d3" style:font-size-asian="12pt" style:font-size-complex="12pt"/>
    </style:style>
    <style:style style:name="T2" style:family="text">
      <style:text-properties style:font-name="Droid Serif" fo:font-size="12pt" officeooo:rsid="000ca6b8" style:font-size-asian="12pt" style:font-size-complex="12pt"/>
    </style:style>
    <style:style style:name="T3" style:family="text">
      <style:text-properties style:font-name="Droid Serif" officeooo:rsid="000d68d3"/>
    </style:style>
    <style:style style:name="T4" style:family="text">
      <style:text-properties style:font-name="Droid Serif" officeooo:rsid="000ca6b8"/>
    </style:style>
    <style:style style:name="T5" style:family="text">
      <style:text-properties officeooo:rsid="000d68d3"/>
    </style:style>
    <style:style style:name="T6" style:family="text">
      <style:text-properties officeooo:rsid="0004fc20"/>
    </style:style>
    <style:style style:name="T7" style:family="text">
      <style:text-properties fo:font-size="15pt" style:font-size-asian="15pt" style:font-size-complex="15pt"/>
    </style:style>
    <style:style style:name="T8" style:family="text">
      <style:text-properties fo:font-size="15pt" officeooo:rsid="0004fc20" style:font-size-asian="15pt" style:font-size-complex="15pt"/>
    </style:style>
    <style:style style:name="T9" style:family="text">
      <style:text-properties fo:font-size="12pt" style:font-size-asian="12pt" style:font-size-complex="12pt"/>
    </style:style>
    <style:style style:name="T10" style:family="text">
      <style:text-properties fo:font-size="12pt" officeooo:rsid="0004fc20"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DISTANT</text:span><text:span text:style-name="T4">LY </text:span><text:span text:style-name="T3">IMMITATING</text:span><text:span text:style-name="T4"> ROBOTIC ARM WITH WEARABLE CONTROL TECHNOLOGY</text:span></text:p>
      <text:p text:style-name="P1"/>
      <text:p text:style-name="P7">ABSTRACT:</text:p>
      <text:p text:style-name="P1"/>
      <text:p text:style-name="P2"><text:tab/><text:span text:style-name="T9">There are some environments like toxic environments and situations like diffusal of explosives <text:s/>where it is dangerous for humans to operate. To overcome this, there are robots engineered which are controlled by the personnel to conduct various activities. </text:span><text:span text:style-name="T10">The control mechanism is a complex which involves many buttons and dails. </text:span></text:p>
      <text:p text:style-name="P3"/>
      <text:p text:style-name="P3"><text:tab/>To control these robots precisely is very important as a minor mistake as small as moving the arm of the robot more than desired leads to disasters. Though the personnel is highly trained, the possibility of this mistake occuring is fairly high because the control mechanism <text:span text:style-name="T6">of the robot </text:span>is not <text:span text:style-name="T6">inline to </text:span>the natural <text:span text:style-name="T6">reflexes</text:span> of <text:span text:style-name="T6">a </text:span>human <text:span text:style-name="T6">being.</text:span></text:p>
      <text:p text:style-name="P3"><text:span text:style-name="T6"><text:s/></text:span></text:p>
      <text:p text:style-name="P4"><text:tab/>T<text:span text:style-name="T6">o overcome this issue, we came up with this</text:span> project <text:span text:style-name="T6">which </text:span>aims at developing a robotic arm which immitates the user’s arm movement. A control circuitry is strapped to the user’s arm. The actions of the user’s arm are captured by the sensors in the control circuitry. These sensors transmit the data to the robotic arm which is situated at a distant location. A visual feedback is provided to the user.</text:p>
      <text:p text:style-name="P4"/>
      <text:p text:style-name="P5"><text:tab/>This way, the personnel can completely focus on what has to be done rather than how it has to be done. This will yield the productivity and decreases the probability of a mistake to happ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00:14:08.540315809</meta:creation-date>
    <dc:date>2017-03-16T00:38:16.013270170</dc:date>
    <meta:editing-duration>PT8M47S</meta:editing-duration>
    <meta:editing-cycles>1</meta:editing-cycles>
    <meta:document-statistic meta:table-count="0" meta:image-count="0" meta:object-count="0" meta:page-count="1" meta:paragraph-count="7" meta:word-count="225" meta:character-count="1343" meta:non-whitespace-character-count="1117"/>
    <meta:generator>LibreOffice/5.1.6.2$Linux_X86_64 LibreOffice_project/10m0$Build-2</meta:generator>
  </office:meta>
</office:document-meta>
</file>